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ψ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≈</mo>
              <mi/>
            </mrow>
            <msup>
              <mtext>e</mtext>
              <mrow>
                <mtext>i</mtext>
                <mfenced open="(" close=")">
                  <mrow>
                    <msub>
                      <mrow>
                        <mstyle mathvariant="bold">
                          <mrow>
                            <mi>k</mi>
                          </mrow>
                        </mstyle>
                      </mrow>
                      <mn>0</mn>
                    </msub>
                    <mrow>
                      <mi/>
                      <mo stretchy="false">⋅</mo>
                      <mi/>
                    </mrow>
                    <mstyle mathvariant="bold">
                      <mrow>
                        <mi>r</mi>
                      </mrow>
                    </mstyle>
                    <mrow>
                      <mi/>
                      <mo stretchy="false">−</mo>
                      <mi/>
                    </mrow>
                    <mo stretchy="false">ω</mo>
                    <mrow>
                      <mo stretchy="false">(</mo>
                      <mrow>
                        <msub>
                          <mi>k</mi>
                          <mn>0</mn>
                        </msub>
                      </mrow>
                      <mo stretchy="false">)</mo>
                    </mrow>
                    <mi/>
                    <mi>t</mi>
                  </mrow>
                </mfenced>
              </mrow>
            </msup>
            <msub>
              <mrow>
                <mover accent="true">
                  <mo stretchy="false">ψ</mo>
                  <mo stretchy="false">̃</mo>
                </mover>
              </mrow>
              <mrow>
                <msub>
                  <mi>k</mi>
                  <mn>0</mn>
                </msub>
              </mrow>
            </msub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</mrow>
        </mtd>
      </mtr>
      <mtr>
        <mtd>
          <mrow/>
        </mtd>
      </mtr>
      <mtr>
        <mtd>
          <mrow>
            <msub>
              <mrow>
                <mover accent="true">
                  <mo stretchy="false">ψ</mo>
                  <mo stretchy="false">̃</mo>
                </mover>
              </mrow>
              <mrow>
                <msub>
                  <mi>k</mi>
                  <mn>0</mn>
                </msub>
              </mrow>
            </msub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row>
              <mo stretchy="false">∫</mo>
              <msup>
                <mtext>d</mtext>
                <mn>3</mn>
              </msup>
            </mrow>
            <mi>q</mi>
            <mi/>
            <mover accent="true">
              <mo stretchy="false">ψ</mo>
              <mo stretchy="false">̂</mo>
            </mover>
            <mrow>
              <mo stretchy="false">(</mo>
              <mrow>
                <mstyle mathvariant="bold">
                  <mrow>
                    <mi>q</mi>
                  </mrow>
                </mstyle>
                <mrow>
                  <mi/>
                  <mo stretchy="false">+</mo>
                  <mi/>
                </mrow>
                <msub>
                  <mrow>
                    <mstyle mathvariant="bold">
                      <mrow>
                        <mi>k</mi>
                      </mrow>
                    </mstyle>
                  </mrow>
                  <mn>0</mn>
                </msub>
              </mrow>
              <mo stretchy="false">)</mo>
            </mrow>
            <msup>
              <mtext>e</mtext>
              <mrow>
                <mtext>i</mtext>
                <mstyle mathvariant="bold">
                  <mrow>
                    <mi>q</mi>
                  </mrow>
                </mstyle>
                <mrow>
                  <mi/>
                  <mo stretchy="false">⋅</mo>
                  <mi/>
                </mrow>
                <mfenced open="(" close=")">
                  <mrow>
                    <mstyle mathvariant="bold">
                      <mrow>
                        <mi>r</mi>
                      </mrow>
                    </mstyle>
                    <mrow>
                      <mi/>
                      <mo stretchy="false">−</mo>
                      <mi/>
                    </mrow>
                    <msub>
                      <mrow>
                        <mstyle mathvariant="bold">
                          <mrow>
                            <mi>v</mi>
                          </mrow>
                        </mstyle>
                      </mrow>
                      <mtext>g</mtext>
                    </msub>
                    <mrow>
                      <mo stretchy="false">(</mo>
                      <mrow>
                        <msub>
                          <mi>k</mi>
                          <mn>0</mn>
                        </msub>
                      </mrow>
                      <mo stretchy="false">)</mo>
                    </mrow>
                    <mi>t</mi>
                  </mrow>
                </mfenced>
              </mrow>
            </msup>
          </mrow>
        </mtd>
      </mtr>
      <mtr>
        <mtd>
          <mrow>
            <mstyle mathvariant="bold">
              <mrow>
                <mi>r</mi>
              </mrow>
            </mstyle>
            <mrow>
              <mi/>
              <mo stretchy="false">−</mo>
              <mi/>
            </mrow>
            <msub>
              <mrow>
                <mstyle mathvariant="bold">
                  <mrow>
                    <mi>v</mi>
                  </mrow>
                </mstyle>
              </mrow>
              <mtext>g</mtext>
            </msub>
            <mrow>
              <mo stretchy="false">(</mo>
              <mrow>
                <msub>
                  <mi>k</mi>
                  <mn>0</mn>
                </msub>
              </mrow>
              <mo stretchy="false">)</mo>
            </mrow>
            <mi>t</mi>
            <mrow>
              <mi/>
              <mo stretchy="false">=</mo>
              <mi/>
            </mrow>
            <mtext>const</mtext>
          </mrow>
        </mtd>
      </mtr>
      <mtr>
        <mtd>
          <mrow/>
        </mtd>
      </mtr>
      <mtr>
        <mtd>
          <mrow>
            <mover accent="true">
              <mstyle mathvariant="bold">
                <mrow>
                  <mi>r</mi>
                </mrow>
              </mstyle>
              <mo stretchy="false">˙</mo>
            </mover>
            <mrow>
              <mi/>
              <mo stretchy="false">=</mo>
              <mi/>
            </mrow>
            <msub>
              <mrow>
                <mstyle mathvariant="bold">
                  <mrow>
                    <mi>v</mi>
                  </mrow>
                </mstyle>
              </mrow>
              <mtext>g</mtext>
            </msub>
            <mrow>
              <mo stretchy="false">(</mo>
              <mrow>
                <msub>
                  <mi>k</mi>
                  <mn>0</mn>
                </msub>
              </mrow>
              <mo stretchy="false">)</mo>
            </mrow>
            <mrow>
              <mi/>
              <mo stretchy="false">=</mo>
              <mi/>
            </mrow>
            <msub>
              <mrow>
                <mrow>
                  <msub>
                    <mo stretchy="false">∇</mo>
                    <mi>k</mi>
                  </msub>
                  <mo stretchy="false">ω</mo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true">∣</mo>
              </mrow>
              <mrow>
                <msub>
                  <mi>k</mi>
                  <mn>0</mn>
                </msub>
              </mrow>
            </msub>
          </mrow>
        </mtd>
      </mtr>
    </mtable>
    <annotation encoding="StarMath 5.0">%ipsi (bold r , t) `approx` "e" ^ {"i" left ( {bold k}_0 `cdot` bold r `-` %iomega (k_0) ` t right ) } {tilde %ipsi}_{k_0} (bold r , t) newline newline
{tilde %ipsi}_{k_0} (bold r , t) `=` int "d" ^3 q ` hat %ipsi (bold q `+` {bold k}_0) "e"^{"i" bold q `cdot` left ( bold r `-` {bold v}_"g" (k_0) t right )} newline
bold r `-` {bold v}_"g" (k_0) t `=` "const" newline newline
dot bold r `=` {bold v}_"g" (k_0) `=` left none nabla _k %iomega (k) right rline _{k_0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6:38:01.324000000</meta:creation-date>
    <meta:generator>LibreOffice/4.1.4.2$Windows_x86 LibreOffice_project/0a0440ccc0227ad9829de5f46be37cfb6edcf72</meta:generator>
  </office:meta>
</office:document-meta>
</file>